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25477709671485140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2860318558127592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3641908065312267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49344266701883415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749934881662747093"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668373924671615850"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9693317878780741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37491357835569713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727269" text:continue-list="list99693317878780741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13488949626656349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3203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2680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727782"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715434"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2847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97611602304127725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195293904284666173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4457654964419168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0516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2557517629352565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19748971225093694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368404545924854611" text:style-name="L15">
        <text:list-item>
          <text:list>
            <text:list-header>
              <text:p text:style-name="P182">1.5 miles averaging about 9:40/mile and rest 1 min</text:p>
            </text:list-header>
          </text:list>
        </text:list-item>
      </text:list>
      <text:p text:style-name="P24">1 mile in 8:26 and rest 2 min</text:p>
      <text:list xml:id="list569728171463483385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494612761389463059"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16674"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516306386594868621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2732481262819836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9587279361668660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712088" text:continue-list="list1427324812628198362" text:style-name="L19">
        <text:list-item>
          <text:list>
            <text:list-header>
              <text:p text:style-name="P186">(Pace*HR)=1240</text:p>
            </text:list-header>
          </text:list>
        </text:list-item>
      </text:list>
      <text:list xml:id="list39730075" text:continue-list="list5163063865948686219" text:style-name="L18">
        <text:list-item>
          <text:list>
            <text:list-header>
              <text:p text:style-name="P185">2 miles at 10:46/mile Ave HR= 121 bpm and rest a few minutes</text:p>
            </text:list-header>
          </text:list>
        </text:list-item>
      </text:list>
      <text:list xml:id="list39725689" text:continue-list="list3971208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71465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3630991308987859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82903748843792474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949603732460261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506810624006816359"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08544248901245081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4074300513904709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72531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73465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96524783343679866"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65664523729927087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846412548305115080"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33454433019857111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33706950682077653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27628785758204796" text:style-name="L32">
        <text:list-item>
          <text:list>
            <text:list-header>
              <text:p text:style-name="P196">0.25 miles in 2:54</text:p>
              <text:p text:style-name="P196">1 mile in 9:21 going faster as I ran and ending at around 8:30 pace</text:p>
            </text:list-header>
          </text:list>
        </text:list-item>
      </text:list>
      <text:list xml:id="list715419559070362782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14456812927003236"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3048595688528222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8490137624135090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0, 2024 <text:s/></text:span>3.5 miles <text:span text:style-name="T3">on a Wise Center treadmill</text:span></text:p>
      <text:p text:style-name="P10">Warm up: <text:span text:style-name="T3">1 miles Time: 10:43, going faster as I ran and ending at 9:31/mile</text:span></text:p>
      <text:p text:style-name="P10"><text:span text:style-name="T3">rest a few minutes</text:span></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text:soft-page-break/>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3">Splits: 8:33, 8:47, 8:50, 9:25, 8:08</text:span></text:p>
      <text:p text:style-name="P15"/>
      <text:list xml:id="list208970459475770334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1T19:46:42.96</dc:date>
    <dc:creator>James Lombardi</dc:creator>
    <meta:editing-duration>P27DT4H47M3S</meta:editing-duration>
    <meta:editing-cycles>2014</meta:editing-cycles>
    <meta:generator>OpenOffice/4.1.2$Win32 OpenOffice.org_project/412m3$Build-9782</meta:generator>
    <meta:document-statistic meta:table-count="0" meta:image-count="9" meta:object-count="0" meta:page-count="200" meta:paragraph-count="5804" meta:word-count="62835" meta:character-count="322070"/>
  </office:meta>
</office:document-meta>
</file>